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f / elif / els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ability to check conditions</text:p>
              </text:list-item>
              <text:list-item>
                <text:p>Always based on True or False (booleans)</text:p>
              </text:list-item>
              <text:list-item>
                <text:p>Each type has their own type of “True”</text:p>
                <text:list>
                  <text:list-item>
                    <text:p>True: “a”, 1, [“list”]</text:p>
                  </text:list-item>
                  <text:list-item>
                    <text:p>False: “”, 0, []</text:p>
                  </text:list-item>
                </text:list>
              </text:list-item>
              <text:list-item>
                <text:p>Inden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ampl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f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heck variab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lidate using “==” or “is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lif and els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“else” the condition is false, do something else</text:p>
              </text:list-item>
              <text:list-item>
                <text:p>“elif”, else if &lt;condition&gt;, to try an other condi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oop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s long as the condition is True</text:p>
              </text:list-item>
              <text:list-item>
                <text:p>As long as there is an element (for lis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or loop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or each element in a list</text:p>
              </text:list-item>
              <text:list-item>
                <text:p>For each element in a ran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ample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ile loop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s long as it is Tru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ea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t out of a loop by using “break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7H58M39S</meta:editing-duration>
    <meta:editing-cycles>25</meta:editing-cycles>
    <meta:generator>LibreOffice/6.0.7.3$Linux_X86_64 LibreOffice_project/00m0$Build-3</meta:generator>
    <dc:title>Bright Blue</dc:title>
    <dc:date>2023-02-27T19:34:25.487819309</dc:date>
    <meta:document-statistic meta:object-count="70"/>
  </office:meta>
</office:document-meta>
</file>